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for Naught in the Pipeline Industry? When Learning Does Not Solve the Problem</text:p>
      <text:p text:style-name="Text_20_body">Running head: ALL FOR NAUGHT IN THE PIPELINE INDUSTRY? 1</text:p>
      <text:h text:style-name="Heading_20_2" text:outline-level="2">All for Naught in the Pipeline Industry?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for Naught in the Pipeline Industry?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leak detection systems and SCADA systems, particularly remote control valves.</text:p>
      <text:p text:style-name="Text_20_body">References </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for Naught in the Pipeline Industry? When Learning Does Not Solve the Problem</dc:title>
  </office:meta>
</office:document-meta>
</file>